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ymbol" svg:font-family="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fo:text-align="justify" style:justify-single-word="false"/>
      <style:text-properties style:font-name="Arial" fo:language="pt" fo:country="BR" style:font-name-complex="Arial1"/>
    </style:style>
    <style:style style:name="P3" style:family="paragraph" style:parent-style-name="Standard">
      <style:paragraph-properties fo:text-align="justify" style:justify-single-word="false"/>
      <style:text-properties style:font-name="Arial" fo:language="pt" fo:country="BR" fo:font-weight="bold" style:font-weight-asian="bold" style:font-name-complex="Arial1" style:font-weight-complex="bold"/>
    </style:style>
    <style:style style:name="P4" style:family="paragraph" style:parent-style-name="Standard">
      <style:paragraph-properties fo:text-align="justify" style:justify-single-word="false"/>
      <style:text-properties style:font-name="Arial" fo:font-size="14pt" fo:language="pt" fo:country="BR" fo:font-weight="bold" style:font-size-asian="14pt" style:font-weight-asian="bold" style:font-name-complex="Arial1" style:font-size-complex="14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c00000" style:font-name="Arial" fo:language="pt" fo:country="BR" style:font-name-complex="Arial1"/>
    </style:style>
    <style:style style:name="P7" style:family="paragraph" style:parent-style-name="Standard">
      <style:paragraph-properties fo:text-align="justify" style:justify-single-word="false"/>
      <style:text-properties fo:color="#c00000" style:font-name="Arial" fo:language="pt" fo:country="BR" fo:font-weight="bold" style:font-weight-asian="bold" style:font-name-complex="Arial1" style:font-weight-complex="bold"/>
    </style:style>
    <style:style style:name="P8" style:family="paragraph" style:parent-style-name="Standard">
      <style:text-properties fo:color="#ff0000" style:font-name="Arial" fo:language="pt" fo:country="BR" style:font-name-complex="Arial1"/>
    </style:style>
    <style:style style:name="P9" style:family="paragraph" style:parent-style-name="Standard">
      <style:paragraph-properties fo:text-align="justify" style:justify-single-word="false"/>
      <style:text-properties fo:color="#ff0000" style:font-name="Arial" fo:language="pt" fo:country="BR" style:font-name-complex="Arial1"/>
    </style:style>
    <style:style style:name="P10" style:family="paragraph" style:parent-style-name="Standard">
      <style:paragraph-properties fo:margin-left="0in" fo:margin-right="0in" fo:margin-top="0.0693in" fo:margin-bottom="0in" fo:line-height="150%" fo:text-align="justify" style:justify-single-word="false" fo:text-indent="0.7874in" style:auto-text-indent="false"/>
    </style:style>
    <style:style style:name="P11" style:family="paragraph" style:parent-style-name="List_20_Paragraph">
      <style:paragraph-properties fo:text-align="justify" style:justify-single-word="false"/>
      <style:text-properties style:font-name="Arial" fo:language="pt" fo:country="BR" style:font-name-complex="Arial1"/>
    </style:style>
    <style:style style:name="P12" style:family="paragraph" style:parent-style-name="Normal_20__28_Web_29_">
      <style:paragraph-properties fo:text-align="justify" style:justify-single-word="false"/>
      <style:text-properties fo:language="pt" fo:country="BR"/>
    </style:style>
    <style:style style:name="P13" style:family="paragraph" style:parent-style-name="clearit">
      <style:text-properties fo:color="#ff0000" fo:language="pt" fo:country="BR"/>
    </style:style>
    <style:style style:name="P14" style:family="paragraph" style:parent-style-name="Standard">
      <style:paragraph-properties fo:margin-left="0.3937in" fo:margin-right="0in" fo:text-align="justify" style:justify-single-word="false" fo:text-indent="0in" style:auto-text-indent="false"/>
      <style:text-properties style:font-name="Arial" fo:language="pt" fo:country="BR" fo:font-style="italic" style:font-style-asian="italic" style:font-name-complex="Arial1"/>
    </style:style>
    <style:style style:name="P15" style:family="paragraph" style:parent-style-name="Standard">
      <style:paragraph-properties fo:text-align="justify" style:justify-single-word="false" fo:break-before="column"/>
      <style:text-properties style:font-name="Arial" fo:language="pt" fo:country="BR" style:font-name-complex="Arial1"/>
    </style:style>
    <style:style style:name="P16" style:family="paragraph" style:parent-style-name="Standard">
      <style:paragraph-properties fo:text-align="justify" style:justify-single-word="false" fo:break-before="page"/>
      <style:text-properties style:font-name="Arial" fo:language="pt" fo:country="BR" style:font-name-complex="Arial1"/>
    </style:style>
    <style:style style:name="P17" style:family="paragraph" style:parent-style-name="List_20_Paragraph" style:list-style-name="L1">
      <style:paragraph-properties fo:text-align="justify" style:justify-single-word="false"/>
      <style:text-properties style:font-name="Arial" fo:language="pt" fo:country="BR" style:font-name-complex="Arial1"/>
    </style:style>
    <style:style style:name="P18" style:family="paragraph" style:parent-style-name="List_20_Paragraph" style:list-style-name="L2">
      <style:paragraph-properties fo:text-align="justify" style:justify-single-word="false"/>
      <style:text-properties style:font-name="Arial" fo:language="pt" fo:country="BR" style:font-name-complex="Arial1"/>
    </style:style>
    <style:style style:name="P19" style:family="paragraph" style:parent-style-name="List_20_Paragraph" style:list-style-name="L4">
      <style:paragraph-properties fo:text-align="justify" style:justify-single-word="false"/>
      <style:text-properties style:font-name="Arial" fo:language="pt" fo:country="BR" style:font-name-complex="Arial1"/>
    </style:style>
    <style:style style:name="P20" style:family="paragraph" style:parent-style-name="List_20_Paragraph" style:list-style-name="L2">
      <style:paragraph-properties fo:text-align="justify" style:justify-single-word="false"/>
    </style:style>
    <style:style style:name="P21" style:family="paragraph" style:parent-style-name="List_20_Paragraph" style:list-style-name="L3">
      <style:paragraph-properties fo:text-align="justify" style:justify-single-word="false"/>
    </style:style>
    <style:style style:name="P22" style:family="paragraph" style:parent-style-name="List_20_Paragraph" style:list-style-name="L3">
      <style:paragraph-properties fo:text-align="justify" style:justify-single-word="false"/>
      <style:text-properties fo:color="#ff0000" style:font-name="Arial" fo:language="pt" fo:country="BR" style:font-name-complex="Arial1"/>
    </style:style>
    <style:style style:name="P23" style:family="paragraph" style:parent-style-name="Standard" style:master-page-name="Standard">
      <style:paragraph-properties fo:text-align="justify" style:justify-single-word="false" style:page-number="auto"/>
      <style:text-properties style:font-name="Arial" fo:language="pt" fo:country="BR" style:font-name-complex="Arial1"/>
    </style:style>
    <style:style style:name="P24" style:family="paragraph" style:parent-style-name="Standard" style:list-style-name="L5">
      <style:paragraph-properties fo:text-align="justify" style:justify-single-word="false"/>
      <style:text-properties style:font-name="Arial" fo:language="pt" fo:country="BR" style:font-name-complex="Arial1"/>
    </style:style>
    <style:style style:name="P25" style:family="paragraph" style:parent-style-name="Standard">
      <style:text-properties fo:language="pt" fo:country="BR"/>
    </style:style>
    <style:style style:name="P26" style:family="paragraph" style:parent-style-name="Standard" style:list-style-name="L7">
      <style:text-properties fo:language="pt" fo:country="BR"/>
    </style:style>
    <style:style style:name="P27" style:family="paragraph" style:parent-style-name="Standard" style:list-style-name="L8">
      <style:text-properties fo:language="pt" fo:country="BR"/>
    </style:style>
    <style:style style:name="P28" style:family="paragraph" style:parent-style-name="Standard" style:list-style-name="L6">
      <style:paragraph-properties fo:margin-left="0in" fo:margin-right="0in" fo:text-indent="-0.25in" style:auto-text-indent="false"/>
      <style:text-properties fo:language="pt" fo:country="BR" fo:font-weight="bold" style:font-weight-asian="bold" style:font-weight-complex="bold"/>
    </style:style>
    <style:style style:name="P29" style:family="paragraph" style:parent-style-name="Standard" style:list-style-name="L5">
      <style:paragraph-properties fo:margin-left="0.0189in" fo:margin-right="0in" fo:text-align="justify" style:justify-single-word="false" fo:text-indent="-0.0189in" style:auto-text-indent="false">
        <style:tab-stops/>
      </style:paragraph-properties>
      <style:text-properties style:font-name="Arial" fo:language="pt" fo:country="BR" fo:font-weight="bold" style:font-weight-asian="bold" style:font-name-complex="Arial1" style:font-weight-complex="bold"/>
    </style:style>
    <style:style style:name="T1" style:family="text">
      <style:text-properties fo:language="pt" fo:country="BR"/>
    </style:style>
    <style:style style:name="T2" style:family="text">
      <style:text-properties fo:language="pt" fo:country="BR" fo:font-style="italic" style:font-style-asian="italic"/>
    </style:style>
    <style:style style:name="T3" style:family="text">
      <style:text-properties style:font-name="Arial" fo:language="pt" fo:country="BR" style:font-name-complex="Arial1"/>
    </style:style>
    <style:style style:name="T4" style:family="text">
      <style:text-properties style:font-name="Arial" fo:language="pt" fo:country="BR" style:font-name-complex="Arial1" style:font-style-complex="italic" style:font-weight-complex="bold"/>
    </style:style>
    <style:style style:name="T5" style:family="text">
      <style:text-properties style:font-name="Arial" fo:language="pt" fo:country="BR" fo:font-weight="bold" style:font-weight-asian="bold" style:font-name-complex="Arial1" style:font-weight-complex="bold"/>
    </style:style>
    <style:style style:name="T6" style:family="text">
      <style:text-properties style:font-name="Arial" fo:language="pt" fo:country="BR" fo:font-style="italic" style:font-style-asian="italic" style:font-name-complex="Arial1"/>
    </style:style>
    <style:style style:name="T7" style:family="text">
      <style:text-properties fo:color="#ff0000" style:font-name="Arial" fo:language="pt" fo:country="BR" style:font-name-complex="Arial1"/>
    </style:style>
    <style:style style:name="T8" style:family="text">
      <style:text-properties fo:color="#ff0000" style:font-name="Arial" fo:language="pt" fo:country="BR" fo:font-weight="bold" style:font-weight-asian="bold" style:font-name-complex="Arial1"/>
    </style:style>
    <style:style style:name="T9" style:family="text">
      <style:text-properties fo:color="#800000"/>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
      <text:p text:style-name="P4">Referencial teórico e Metodologia</text:p>
      <text:p text:style-name="P4"/>
      <text:p text:style-name="P2">Os requisitos de segurança avaliados neste trabalho foram definidos a partir da norma NBR ISO/IEC 17799:2001 - parte 1, a qual estabelece boas praticas de Segurança da Informação. O mercado atingiu um nível de automação, de compartilhamento de informações e de dependência tal, que motivou a elaboração e compilação de uma norma específica para orientar a padronização de uma base comum voltada à gestão de Segurança da Informação. A ela dá-se o nome de BS7799: parte 1, a qual possui uma versão brasileira - a NBR ISO/IEC 17799:2001 A primeira parte da norma britânica BS7799 deu origem à versão ISO/IEC 17799 após avaliação e proposição de pequenos ajustes. Em seguida, foi traduzida e disponibilizada pela ABNT - Associação Brasileira de Normas Técnicas. Esta parte define um Código de Pratica para a gestão de Segurança da informação. São ao todo 10 domínios, reunidos em 36 grupos que se desdobram em um total de 127 controles. Por se tratar de um código de prática, esta parte da norma não e objeto de certificação, mas recomenda um amplo conjunto de controles que subsidiam os responsáveis pela gestão corporativa de Segurança da informação. A norma contém os seguintes domínios:</text:p>
      <text:p text:style-name="P2">- Política de Segurança;</text:p>
      <text:p text:style-name="P2">- Segurança Organizacional;</text:p>
      <text:p text:style-name="P2">- Classificação e Controle dos Ativos de informação;</text:p>
      <text:p text:style-name="P2">- Segurança em pessoas;</text:p>
      <text:p text:style-name="P2">- Segurança Física e do Ambiente;</text:p>
      <text:p text:style-name="P2">- Gerenciamento das Operações e Comunicações</text:p>
      <text:p text:style-name="P2">- Controle de Acesso;</text:p>
      <text:p text:style-name="P2">- Desenvolvimento e Manutenção de Sistemas;</text:p>
      <text:p text:style-name="P2">- Gestão da Continuidade do Negócio;</text:p>
      <text:p text:style-name="P2">- Conformidade. </text:p>
      <text:p text:style-name="P2"/>
      <text:p text:style-name="P5"><text:span text:style-name="T4">Por ora</text:span><text:span text:style-name="T3">, a parte 2 da BS7799, a qual especifica um framework de segurança chamado SGSl - Sistema de Gestão de Segurança da informação, ainda <text:s text:c="2"/>não gerou a versão ISO correspondente, a qual será, quando concluída, a base para a certificação de empresas.</text:span></text:p>
      <text:p text:style-name="P2"/>
      <text:p text:style-name="P2">Analisando o perfil da empresa e os objetivos do estudo de caso, o pesquisador desenvolveu questões dentro do domínio de Segurança da Gestão de Contratos, a fim de observar o controle e o conhecimento desta empresa.</text:p>
      <text:p text:style-name="P6"/>
      <text:p text:style-name="P7">4.1. Técnicas e Processos da Pesquisa</text:p>
      <text:p text:style-name="P3"/>
      <text:p text:style-name="P2">A condução de um projeto de pesquisa, segundo Yin (2005), envolve a:</text:p>
      <text:p text:style-name="P2">- obtenção de uma estrutura teórica, a qual servirá de apoio ao trabalho;</text:p>
      <text:p text:style-name="P2">- definição da estratégia para a condução do estudo;</text:p>
      <text:p text:style-name="P2">- realização da pesquisa propriamente dita, atentando para o estabelecimento de parâmetros que garantam sua qualidade;</text:p>
      <text:p text:style-name="P2">- formulação de conclusões, baseadas na fundamentação teórica e nas observações efetuadas na pesquisa.</text:p>
      <text:p text:style-name="P2"><text:soft-page-break/>A estrutura teórica que orientou a realização deste trabalho está explicitada neste capitulo.</text:p>
      <text:p text:style-name="P5"><text:span text:style-name="T3">A estratégia de pesquisa utilizada foi um estudo de caso abordando a conformidade da norma NBR ISO/lEC 17799:2001 em uma industria farmacêutica. O estudo de caso é apresentado no capítulo </text:span><text:span text:style-name="T7">5 Estudo de Caso: </text:span><text:span text:style-name="T3">Avaliação de Segurança da informação e as conclusões obtidas estão descritas na Conclusão. As justificativas para a escolha desta abordagem estão apresentadas na introdução.</text:span></text:p>
      <text:p text:style-name="P2"/>
      <text:p text:style-name="P2"/>
      <text:p text:style-name="P3">4.1.1. Estudo de Caso</text:p>
      <text:p text:style-name="P3"/>
      <text:p text:style-name="P5"><text:span text:style-name="T3">Yin (2005) relacionou estratégias de pesquisa com as situações relevantes para sua escolha, Nesta análise, resumida na </text:span><text:span text:style-name="T7">Tabela 4.1</text:span><text:span text:style-name="T3">, aponta-se que ' a escolha da estratégia depende de três condições:</text:span></text:p>
      <text:p text:style-name="P2">- o tipo da questão básica da pesquisa;</text:p>
      <text:p text:style-name="P2">- O controle que o pesquisador tem sobre os eventos comportamentais reais;</text:p>
      <text:p text:style-name="P2">- o grau de foco em eventos contemporâneos em oposição a eventos históricos.</text:p>
      <text:p text:style-name="P2"/>
      <text:p text:style-name="P5"><text:span text:style-name="T3">Pode-se observar na </text:span><text:span text:style-name="T7">Tabela 4.1</text:span><text:span text:style-name="T3"> que o estudo de caso, além de responder às questões "Como'?" e "Por quê?", tem foco em eventos contemporâneos e não requer controles sobre eventos comportamentais.</text:span></text:p>
      <text:p text:style-name="P2"/>
      <text:p text:style-name="P9">Tabela 4.1 - Situações relevantes para diferentes estratégias de pesquisa</text:p>
      <text:p text:style-name="P2"/>
      <text:p text:style-name="P2">Observação: (') O quê? quando perguntado como parte de um estudo exploratório, pertence a todas as cinco estratégias (YIN, 2005)</text:p>
      <text:p text:style-name="P2"/>
      <text:p text:style-name="P2">O estudo de caso, de acordo com Yin (2005), é um questionamento empírico que investiga um fenômeno contemporâneo dentro de um contexto de vida real, cujas fronteiras entre o contexto e o fenômeno não estejam claramente definidas e no qual múltiplas fontes de evidência sejam utilizadas. Martins (1994) aponta o estudo de caso como um dos tipos de abordagens utilizadas nas pesquisas sociais (educação, administração, contabilidade, economia etc.). Segundo ele: </text:p>
      <text:p text:style-name="P2"/>
      <text:p text:style-name="P14">Este método dedica-se a estudos intensivos do passado, presente e de interações ambientais de uma (ou algumas) unidade social: individuo, grupo, instituição, comunidades. São validados pelo rigor do protocolo estabelecido.</text:p>
      <text:p text:style-name="P2"/>
      <text:p text:style-name="P2"><text:s/>Yin (2005) comenta que a utilização de estudo de casos, embora bastante utilizada em Campos orientados pela prática, tem sido criticada. Tais críticas decorrem principalmente de preconceitos envolvendo a perda de rigor nas pesquisas com estudo de caso, a dificuldade em se efetuar uma generalização científica e ao fato de estudos de casos normalmente envolverem extenso período de tempo, gerando, conseqüentemente, relatórios maçantes e de difícil leitura.</text:p>
      <text:p text:style-name="P2"/>
      <text:p text:style-name="P2"><text:soft-page-break/>Contrapondo estas criticas, Yin comenta que a falta de rigor também pode ocorrer quando se usam outras estratégias de pesquisa. Para evita-la é necessário que O pesquisador desenvolva grande esforço. Quanto à generalização, Yin sustenta que, a partir de estudo de casos, e possível se efetuarem generalizações para proposições teóricas e não para populações ou universos. Para tornar possível esta proposição, é fundamental que se construa uma base teórica relacionada aos tópicos em estudo, pois esta facilitará a coleta de informações e proporcionará o conteúdo no qual a generalização do estudo de caso vai ocorrer. Quanto à extensão do levantamento e dificuldade de sua leitura, Yin argumenta que a crítica não procede, pois se pode realizar um projeto de estudo que não seja longo e com relatório adequadamente redigido.</text:p>
      <text:p text:style-name="P2"/>
      <text:p text:style-name="P2">A proposta para este trabalho enquadra-se nas características que Yin aponta como recomendadas ao estudo de caso. O tipo das questões pesquisadas, conforme detalhado mais adiante, enquadra-se na característica "como'?", pois são representadas nesse trabalho por afirmativas de múltipla escolha que, segundo Diehl e Tatim (2004), são perguntas fechadas, mas que apresentam uma série de possíveis respostas, abrangendo varias facetas do mesmo assunto. Finalmente, o foco se dá sobre a gestão da segurança da informação da empresa. </text:p>
      <text:p text:style-name="P2"/>
      <text:p text:style-name="P3">4.1.2. Componentes do estudo de caso</text:p>
      <text:p text:style-name="P3"/>
      <text:p text:style-name="P2">Quando a pesquisa envolver um estudo de caso, Yin (2005) aponta que cinco componentes são particularmente importantes:</text:p>
      <text:p text:style-name="P2"/>
      <text:p text:style-name="P2">- as questões do estudo;</text:p>
      <text:p text:style-name="P2">· suas proposições, se existentes;</text:p>
      <text:p text:style-name="P2">- Sua(s) unidade(s) de análise;</text:p>
      <text:p text:style-name="P2">- a ligação lógica entre os dados e as proposições;</text:p>
      <text:p text:style-name="P2">- os critérios para interpretar os achados.</text:p>
      <text:p text:style-name="P2"/>
      <text:p text:style-name="P5"><text:span text:style-name="T3">O tipo de questões que se pretende responder com a pesquisa e um dos fatores chave que orientam a escolha de estratégia de pesquisa mais adequada. Neste trabalho adotaram-se afirmativas para diagnosticar "como" são os controles de segurança da informação estabelecidos pela empresa para, então, avaliar a conformidade dessa empresa com a norma NBR ISO/IEC 17799:2001. Vide </text:span><text:span text:style-name="T8">apêndice A.</text:span></text:p>
      <text:p text:style-name="P2"/>
      <text:p text:style-name="P5"><text:span text:style-name="T3">No segundo componente do estudo de caso, cada proposição dirige a atenção para algo que deve ser examinado dentro da abrangência do estudo. Yin comenta que nem todos estudos tem uma proposição, ou uma hipótese a ser testada. Situações que dispensam a formulação de uma proposição correspondem a estudos exploratórios. Entretanto, mesmo para tais estudos, é necessário estabelecer um objetivo que se pretende atingir. O propósito do estudo deste trabalho foi verificar se os principais controles de segurança de uma industria farmacêutica estão em conformidade com os preceitos da norma </text:span><text:span text:style-name="T3">NBR ISO/IEC 17799:2001 e, com isso, descrever o estágio de maturidade da empresa com base na teoria de autores especialistas. </text:span></text:p>
      <text:p text:style-name="P2"><text:soft-page-break/></text:p>
      <text:p text:style-name="P2">O terceiro componente, unidade de analise, está relacionado à definição exata do caso a ser estudado e serve para delimitar a coleta e análise dos dados. Sem este componente haveria a possibilidade de dispersar a pesquisa, sendo necessário levantar todos os tipos de dados existentes. No caso estudado, uma industria farmacêutica, a unidade de pesquisa é a divisão de oncologia, onde são executados todos os processos tirando por base a política e a aderência de toda a empresa. </text:p>
      <text:p text:style-name="P2"/>
      <text:p text:style-name="P2">Segundo Yin (2005), o quarto e o quinto componente do projeto de pesquisa têm sido os menos desenvolvidos nos estudos de caso, e para os quais não existe receituário pré-definido. Estes componentes, ligação entre os dados e proposições e conclusões, envolvem a análise dos dados e apóiam-se principalmente na percepção do pesquisador. No caso estudado, buscou-se cobrir estes requisitos na coleta e análise de dados e na apresentação das conclusões.</text:p>
      <text:p text:style-name="P2"/>
      <text:p text:style-name="P3">4.1.3. Qualidade do projeto de pesquisa</text:p>
      <text:p text:style-name="P2"/>
      <text:p text:style-name="P2">Conforme mencionado por Yin (2005), em razão do projeto de pesquisa envolver um conjunto de enunciados, deve estar suportado por algum critério que lhe dê sustentação lógica. Em estudos de caso há quatro testes para validar a qualidade do projeto:</text:p>
      <text:p text:style-name="P2"/>
      <text:p text:style-name="P2">- validade de construção;</text:p>
      <text:p text:style-name="P2">- validade interna;</text:p>
      <text:p text:style-name="P2">- validade externa;</text:p>
      <text:p text:style-name="P2">- confiabilidade.</text:p>
      <text:p text:style-name="P2"/>
      <text:p text:style-name="P2">A validade de construção envolve o estabelecimento de medidas operacionais para os conceitos estudados, procurando-se diminuir a influência de fatores subjetivos. Como técnicas recomendáveis para se estabelecer esta validade podem-se destacar: O uso de várias fontes de evidência, O estabelecimento de um encadeamento de evidências e o uso de informantes-chaves para reverem o relatório preliminar do estudo de caso. As múltiplas fontes de evidência utilizadas no trabalho foram:</text:p>
      <text:p text:style-name="P2"/>
      <text:p text:style-name="P2">- entrevista com o informante-chave;</text:p>
      <text:p text:style-name="P2">- aplicação de questionário para avaliar a conformidade da empresa com a norma NBR lSO/IEC 17799:200l;</text:p>
      <text:p text:style-name="P2">- avaliação de documentação disponível no site da empresa.</text:p>
      <text:p text:style-name="P2"/>
      <text:p text:style-name="P2">As observações efetuadas a partir destas diferentes fontes foram condensadas, estabelecendo-se um relacionamento lógico entre elas, baseado no referencial teórico e na entrevista com o informante-chave, o qual foi o facilitador do estudo de caso.</text:p>
      <text:p text:style-name="P2"/>
      <text:p text:style-name="P2">Outro requisito para garantir a qualidade do projeto de pesquisa é o estabelecimento da validade interna, isto é, o relacionamento de causa e efeito entre eventos distintos. No trabalho, buscou-se garantir esta validade por meio <text:soft-page-break/>da utilização de múltiplas fontes de evidência e comparando-se os componentes identificados na fundamentação teórica com os obtidos no estudo de caso. Os componentes analisados estavam relacionados ao Ambiente Externo, ao Ambiente Organizacional e ao Ambiente Tecnológico.</text:p>
      <text:p text:style-name="P2"/>
      <text:p text:style-name="P2">A validade externa tem sido um dos maiores empecilhos a realização de estudo de casos, em razão das críticas às possibilidades de generalização das conclusões. Yin (2005) contesta tais críticas com o argumento de que o estudo de caso não utiliza generalização estatística e que o resultado com uma amostra adequadamente selecionada pode ser generalizado para o universo. No estudo de caso, a generalização e analítica, a partir da teoria elaborada.</text:p>
      <text:p text:style-name="P2"/>
      <text:p text:style-name="P5"><text:span text:style-name="T3">Outra condição para garantir a qualidade do projeto de pesquisa diz respeito a sua confiabilidade. Para garantir este quesito </text:span><text:span text:style-name="T7">Yin (2005) </text:span><text:span text:style-name="T3">recomenda que os procedimentos seguidos sejam documentados, visando permitir, na medida do possível, sua repetição posteriormente.</text:span></text:p>
      <text:p text:style-name="P2"/>
      <text:p text:style-name="P2">Em função das características específicas desta pesquisa, a qual contempla uma avaliação do ambiente de segurança de uma empresa, assunto considerado estratégico para a maioria delas, os testes de validade externa e a possibilidade de reaplicar esta pesquisa ficam comprometidos. Entretanto, apesar desta limitação, há de se considerar que a pesquisa não deve prejudicar o resultado final do projeto.</text:p>
      <text:p text:style-name="P2"/>
      <text:p text:style-name="P5"><text:span text:style-name="T3">O último aspecto que </text:span><text:span text:style-name="T7">Yin (2005)</text:span><text:span text:style-name="T3"> destaca como preocupação em um projeto de pesquisa é o desenvolvimento de um protocolo do estudo. O protocolo contem os instrumentos da pesquisa e as regras de sua utilização. Por incrementar a confiabilidade da pesquisa, seu uso e recomendável em estudos de caso, de forma geral, e fundamental, quando se utilizam múltiplos casos. Compõem o protocolo as seguintes seções:</text:span></text:p>
      <text:p text:style-name="P2"/>
      <text:p text:style-name="P2">- visão geral do projeto de estudo;</text:p>
      <text:p text:style-name="P2">- procedimentos de campo a serem utilizados;</text:p>
      <text:p text:style-name="P2">- questões de estudo;</text:p>
      <text:p text:style-name="P2">- guia para o relatório apresentando o estudo.</text:p>
      <text:p text:style-name="P2"/>
      <text:p text:style-name="P2">A existência deste protocolo e importante para lembrar ao pesquisador a finalidade do estudo e forçá-lo a antecipar diversos problemas, inclusive como o relatório deve ser completado.</text:p>
      <text:p text:style-name="P2">Como este trabalho envolve um estudo de caso único, não foi desenvolvido um protocolo de pesquisa específico, mas seu conteúdo está disperso nas diversas seções que compõem o trabalho.</text:p>
      <text:p text:style-name="P2"/>
      <text:p text:style-name="P2"/>
      <text:p text:style-name="P2"/>
      <text:p text:style-name="P2"/>
      <text:p text:style-name="P2"/>
      <text:p text:style-name="P2"/>
      <text:p text:style-name="P15"/>
      <text:p text:style-name="P16"/>
      <text:p text:style-name="P3">5. ESTUDO DE CASO: AVALIAÇÃO DE SEGURANÇA DA INFORMAÇÃO</text:p>
      <text:p text:style-name="P3"/>
      <text:p text:style-name="P3">5.1. CAFIACTERIZAÇÃO DO AMBIENTE EM QUE A PESQUISA FOI REALIZADA</text:p>
      <text:p text:style-name="P8"/>
      <text:p text:style-name="P9">A empresa pesquisada é uma industria farmacêutica multinacional. Visando preservar a imagem da empresa, bem como manter o sigilo das suas estratégias de negócios, o nome dela e das pessoas entrevistadas, foram omitidos. Esta falta, entretanto, não compromete o estudo, visto que as informações apresentadas são verdadeiras e podem ser comprovadas conforme Anexo II Declaração de veracidade de informação, não sofrendo qualquer alteração além da omissão de sua procedência. Para facilitar a referência à instituição, para efeito deste trabalho, chamar-se-à de Farmacêutica A</text:p>
      <text:p text:style-name="P12">Tendo como objetivo descobrir, desenvolver e comercializar produtos inovadores que curem doenças, amenizem o sofrimento e melhorem a qualidade de vida da população, <text:s/>proporcionando aos acionistas um retorno que reflita o desempenho excepcional, remunerando adequadamente aqueles que investem em idéias e trabalham nessa empresa. </text:p>
      <text:p text:style-name="P13">Os controles da empresa são realizados de forma descentralizada, sendo dividido em BPC ... que tem como objetivo ....., TI, que tem como objetivo... e o Jurídico????.....</text:p>
      <text:p text:style-name="P3"/>
      <text:p text:style-name="P3">5.2. DELINEAMENTO DA PESQUISA</text:p>
      <text:p text:style-name="P3"/>
      <text:p text:style-name="P2">Como base lógica à investigação, este trabalho segue o método dedutivo, já que a formação da conclusão e baseada em padrões preestabelecidos pela norma NBR lSO/lEC 17795):2001.</text:p>
      <text:p text:style-name="P2">Este trabalho segue uma abordagem de pesquisa quantitativa, pois, tanto na coleta quanto no tratamento das informações, tem como objetivo garantir resultados e evitar distorções de análise e interpretação, possibilitando maior margem de segurança quanto às inferências.</text:p>
      <text:p text:style-name="P2">De acordo com <text:span text:style-name="T9">Gil</text:span>, como objetivo geral, esta é uma pesquisa descritiva, devido ao seu objetivo primordial, o de descrever as características de determinada população e estabelecer relações entre as variáveis (GIL, 2002). </text:p>
      <text:p text:style-name="P2">Segundo o propósito, esta pesquisa tem o objetivo de apresentar o diagnóstico de segurança da informação de uma industria farmacêutica, em relação aos padrões da norma NBR ISO/IEC 17799:2001. </text:p>
      <text:p text:style-name="P2"/>
      <text:p text:style-name="P3">5.3. TIPO DE MÉTODO DE COLETA DE DADOS</text:p>
      <text:p text:style-name="P3"/>
      <text:p text:style-name="P2">Foi utilizado para a pesquisa um questionário dividido em 12 blocos, como a seguir: </text:p>
      <text:p text:style-name="P2">Bloco 1 – informações sobre o respondente, contendo:</text:p>
      <text:p text:style-name="P2">- cargo;</text:p>
      <text:p text:style-name="P2">- tipo: efetivo ou terceiro.</text:p>
      <text:p text:style-name="P2"><text:s/></text:p>
      <text:p text:style-name="P2">Blocos 2 a 12 - Questões de diagnóstico</text:p>
      <text:p text:style-name="P5"><text:span text:style-name="T3">As relações definidas para cada uma das quarenta e sete variáveis compreendidas nestes blocos foram fundamentadas na literatura e descritas </text:span><text:soft-page-break/><text:span text:style-name="T3">como praticas ou comportamentos organizacionais, e são detalhadas na Tabela 5.1 - Variáveis da pesquisa de campo.</text:span></text:p>
      <text:p text:style-name="P2"/>
      <text:p text:style-name="P10"><text:span text:style-name="T1">Para uma melhor análise dos resultados, as variáveis desses blocos foram expressas em termos de escala </text:span><text:span text:style-name="T2">Likert </text:span><text:span text:style-name="T1">(Cooper e Schindler, 2</text:span><text:span text:style-name="T2">003),</text:span><text:span text:style-name="T1"> foi realizada uma abordagem quantitativa para o questionário que utilizou escala tipo Likert de 5 pontos, em que cada respondente deveria indicar sua percepção quanto à prática em questão, conforme escala a seguir.</text:span><text:span text:style-name="T3"> </text:span></text:p>
      <text:p text:style-name="P2">- (1) Se aplica totalmente à empresa;</text:p>
      <text:p text:style-name="P2">- (2) Se aplica muito à empresa; </text:p>
      <text:p text:style-name="P2">- (3) Se aplica parcialmente à empresa;</text:p>
      <text:p text:style-name="P2">- (4) Não se aplica à empresa;</text:p>
      <text:p text:style-name="P2">- (5) Não sei.</text:p>
      <text:p text:style-name="P2"/>
      <text:p text:style-name="P2">A avaliação foi individual e subjetiva, e os respondentes foram informados que, mesmo que a empresa não tivesse um plano especifico de segurança da informação, deveriam considerar os controles fragmentados da empresa. </text:p>
      <text:p text:style-name="P2"/>
      <text:p text:style-name="P9">Tabela 5.1 - Variáveis da pesquisa de campo - Blocos 2 a 12 do questionário</text:p>
      <text:p text:style-name="P2"><text:s/></text:p>
      <text:p text:style-name="P3">5.4. QUESTIONÁRIO</text:p>
      <text:p text:style-name="P2"/>
      <text:p text:style-name="P2">O questionário foi aplicado em outubro de 2009, e foi considerado válido somente após ser completamente preenchimento. Vale destacar que o respondente manifestou o desejo de conhecer o resultado da pesquisa.</text:p>
      <text:p text:style-name="P1"/>
      <text:p text:style-name="P3">5.5. POPULAÇÃO, AMOSTRA E SELEÇÃO DE SUJEITO</text:p>
      <text:p text:style-name="P3"/>
      <text:p text:style-name="P2">A população no caso estudado, divisão ontológica de uma industria farmacêutica.</text:p>
      <text:p text:style-name="P5"><text:span text:style-name="T3">A amostra foi não probabilística, intencional, selecionada por critérios de acessibilidade </text:span><text:span text:style-name="T7">(Gil, 2002).</text:span></text:p>
      <text:p text:style-name="P2">Os Sujeitos que forneceram os dados (Vergara,1997) foram, na maioria, colaboradores com nível de informação organizacional suficiente para atender e manifestar sua percepção quanto às praticas alvo da pesquisa.</text:p>
      <text:p text:style-name="P2"/>
      <text:p text:style-name="P3">5.6. VARIÁVEIS</text:p>
      <text:p text:style-name="P2"/>
      <text:p text:style-name="P5"><text:span text:style-name="T3">Foram apresentadas na </text:span><text:span text:style-name="T7">Tabela 5.1</text:span><text:span text:style-name="T3"> as variáveis consideradas centrais para o objetivo da pesquisa e que constam nos blocos 2 a 12 do questionário. Esta tabela contempla os objetivos e a fundamentação teórica para determinação das variáveis, as quais foram objetos de avaliação do questionário.</text:span></text:p>
      <text:p text:style-name="P3"/>
      <text:p text:style-name="P3"/>
      <text:p text:style-name="P3"/>
      <text:p text:style-name="P3"/>
      <text:p text:style-name="P3"/>
      <text:p text:style-name="P3"><text:soft-page-break/>5.7. TRATAMENTO DOS DADOS</text:p>
      <text:p text:style-name="P3"/>
      <text:p text:style-name="P2">A tabulação dos dados foi feita em uma planilha OpenOfice. Utilizaram-se na pesquisa procedimento de avaliação quantitativa e qualitativa. O resultado da aplicação destes procedimentos é reproduzido a seguir.</text:p>
      <text:p text:style-name="P2">Definiu-se uma única variável numérica para as questões. Assim, dividiu-se a análise em quatro partes:</text:p>
      <text:p text:style-name="P2"/>
      <text:list xml:id="list225657783" text:style-name="L1">
        <text:list-item>
          <text:p text:style-name="P17">Parte 1 (Bloco 1): registro de dados do respondente e caracterização do ambiente.</text:p>
        </text:list-item>
        <text:list-item>
          <text:p text:style-name="P17">Parte 2 (Blocos 2 a 11): representa 47 variáveis. Nessa parte, realizaram-se as seguintes análises:</text:p>
        </text:list-item>
      </text:list>
      <text:list xml:id="list2116091158" text:style-name="L2">
        <text:list-item>
          <text:p text:style-name="P18">Validação de preenchimento;</text:p>
        </text:list-item>
        <text:list-item>
          <text:p text:style-name="P20"><text:span text:style-name="T3">Atribuição de valor às variáveis conforme escala de </text:span><text:span text:style-name="T6">Likert:</text:span></text:p>
        </text:list-item>
      </text:list>
      <text:list xml:id="list1899142435" text:style-name="L3">
        <text:list-item>
          <text:p text:style-name="P21"><text:span text:style-name="T3">Resposta (1): 2</text:span><text:span text:style-name="T7"> pontos;</text:span></text:p>
        </text:list-item>
        <text:list-item>
          <text:p text:style-name="P22">Resposta (2): 1,5 pontos;</text:p>
        </text:list-item>
        <text:list-item>
          <text:p text:style-name="P22">Resposta (3): 1 pontos;</text:p>
        </text:list-item>
        <text:list-item>
          <text:p text:style-name="P22">Resposta (4): 0.5 pontos;</text:p>
        </text:list-item>
        <text:list-item>
          <text:p text:style-name="P21"><text:span text:style-name="T7">Resposta (1): 0</text:span><text:span text:style-name="T3">.</text:span></text:p>
        </text:list-item>
      </text:list>
      <text:list xml:id="list1392384373" text:continue-list="list2116091158" text:style-name="L2">
        <text:list-item>
          <text:p text:style-name="P18">Somatório dos pontos atribuídos a cada questão</text:p>
        </text:list-item>
      </text:list>
      <text:list xml:id="list1256394797" text:continue-list="list225657783" text:style-name="L1">
        <text:list-item>
          <text:p text:style-name="P17">Parte 3: análise e separação de grupos respondentes, de acordo com a divisão de cargos a seguir:</text:p>
        </text:list-item>
      </text:list>
      <text:list xml:id="list1810850335" text:style-name="L4">
        <text:list-item>
          <text:p text:style-name="P19">Diretores;</text:p>
        </text:list-item>
        <text:list-item>
          <text:p text:style-name="P19">Gerentes;</text:p>
        </text:list-item>
        <text:list-item>
          <text:p text:style-name="P19">Demais efetivos (Coordenadores, supervisores, analistas, secretárias, assistentes e auxiliares);</text:p>
        </text:list-item>
        <text:list-item>
          <text:p text:style-name="P19">Terceiro.</text:p>
        </text:list-item>
      </text:list>
      <text:list xml:id="list894467342" text:continue-list="list1256394797" text:style-name="L1">
        <text:list-item>
          <text:p text:style-name="P17">Parte 4: análise envolvendo aspectos qualitativos e quantitativos das variáveis.</text:p>
        </text:list-item>
      </text:list>
      <text:p text:style-name="P2"/>
      <text:p text:style-name="P5"><text:span text:style-name="T3"><text:s text:c="2"/></text:span><text:span text:style-name="T5">5.8. RESULTADO DA PESQUISA</text:span></text:p>
      <text:p text:style-name="P11"><text:s text:c="2"/></text:p>
      <text:list xml:id="list1772398508" text:style-name="L5">
        <text:list-item>
          <text:list>
            <text:list-header>
              <text:p text:style-name="P24"/>
              <text:p text:style-name="P29">5.9 Análise dos resultados</text:p>
            </text:list-header>
          </text:list>
        </text:list-item>
      </text:list>
      <text:p text:style-name="P2"/>
      <text:p text:style-name="P1">A interpretação do resultado foi realizada primeiramente de forma particular, considerando-se a pontuação individual de cada grupo/variável, e em seguida, de forma consolidada de acordo com os domínios da norma \citep{iso} e outros autores.</text:p>
      <text:p text:style-name="P1"/>
      <text:p text:style-name="P1">Nenhuma das variáveis apresentou a pontuação máxima, ou seja, nenhum dos controles concentra o melhor padrão de segurança de acordo com a norma \citep{iso}. Por outro lado, todos os controles mencionados na pesquisa foram identificados na Farmacêutica ª Dessa forma, entende-se que a Farmacêutica A se mostra preocupada com <text:s/>a questão da Segurança da Informação e Gestão de Contratos e procura manter controles que possam servir como indicadores para a tomada de decisão.</text:p>
      <text:p text:style-name="P1"/>
      <text:p text:style-name="P1">Observou-se a relação de cada controle mencionado na pesquisa, considerando-se seu enquadramento na subdivisão dos domínios da norma \citep{iso}, e realizou-se diagnostico particular de cada domínio descritos a seguir: </text:p>
      <text:p text:style-name="P1"/>
      <text:p text:style-name="P1"><text:soft-page-break/></text:p>
      <text:p text:style-name="P1">[ANALISE DE TABELAS]</text:p>
      <text:p text:style-name="P1"/>
      <text:p text:style-name="P1"/>
      <text:p text:style-name="P1">De forma geral, notou-se regularidade no índice de conformidade dos controles agrupados por domínio. Isso mostra que a Farmacêutica A não possuir os melhores padrões de controle, sendo necessário atualizar seus padrões e desenvolver melhor os processos aumentando a área de Segurança da Informação para garantir a gestão sobre os riscos.</text:p>
      <text:p text:style-name="P1"/>
      <text:p text:style-name="P1">A pontuação final da pesquisa foi obtida a partir de somatório simples da pontuação atribuida às variáveis distribuidas nos grupos de domínio da norma \citep{iso}. De acordo com a pontuação geral obtida, destacou-se que a farmacêutica A encontra-se no estágio de maturidade Nível 4 – Gerenciamento \citep{jsiqueira}.</text:p>
      <text:p text:style-name="P1"/>
      <text:p text:style-name="P1"/>
      <text:p text:style-name="P1"/>
      <text:p text:style-name="P1"/>
      <text:p text:style-name="P1"/>
      <text:p text:style-name="P1">A partir da realização dessa pesquisa, pode-se observar que a norma <text:s/>\citep{iso} foi criada para organizações comerciais, embora qualquer organização possa aproveitar grande parte dos seus controles para implementar a SI em suas instalações. No entanto, para desenvolver um planejamento de SI eficaz, a organização deve identificar previamente seus requisitos de segurança e, em seguida, selecionar e implementar os controles dessa norma para assegurar que os riscos sejam reduzidos a um nível aceitavel. Os controles podem ser selecionados a partir desta norma ou de outro conjunto de controles, ou novos controles podem ser desenvolvidos para atender as necessidades específicas, quando apropriado.</text:p>
      <text:p text:style-name="P1"/>
      <text:p text:style-name="P1">Há diversas maneiras de gerenciar os riscos e esta norma \citep{iso} oferece exemplos para situações mais comuns. De qualquer forma, pode-se identificar controles que não sejam aplicados a todos os Sistemas de Informação ou ambientes e que não sejam praticaveis por todas as <text:s/>organizações. Convem que os controles sejam selecionados baseados nos custos de implementação em relação aos riscos que serão reduzidos e as perdas potenciais se as falhas na segurança ocorrerem.</text:p>
      <text:p text:style-name="P1"/>
      <text:p text:style-name="P1">Comvem que fatores não financeiros, como, por exemplo, prejuizos na reputação da organização sejam também levados em consideração. Alguns dos controles da norma podem ser considerados como princípios básicos para a gestão da SI e podem ser aplicados na maioria das organizações.</text:p>
      <text:p text:style-name="P1"/>
      <text:p text:style-name="P1"/>
      <text:list xml:id="list1167989124" text:style-name="L6">
        <text:list-item>
          <text:list>
            <text:list-header>
              <text:p text:style-name="P28">5.10 Limitações do metodo</text:p>
            </text:list-header>
          </text:list>
        </text:list-item>
      </text:list>
      <text:p text:style-name="P1"/>
      <text:p text:style-name="P1">O teste realizado por meio dessa pesquisa, para avaliar o grau de conformidade que a organização tem em relação aos controles sugeridos no código de conduta de gestão de SI definidos pela norma \citep{iso}, foi baseado no instrumento composto por \citep[pp. <text:s/>143{--}156]{semola03}. Para personalizar o referido instrumento às necessidades desse trabalho, houve adaptações nos formatos das questões e no critério de pontuação. É importante ressaltar que esse tipo de teste é superficial, ou seja, um diagnostico simples <text:soft-page-break/>baseado em afirmações objetivas com pontuação associada que irá revelar o índice de conformidade da Farmacêutica A <text:s/>\citep{semola03}. </text:p>
      <text:p text:style-name="P1"/>
      <text:p text:style-name="P1">Somado ao fato que o tema SI é razoavelmente recente no Brasil, se consideradas as novas perspectivas implementadas em algumas organizações, o método adotado na pesquisa também apresenta limitações.</text:p>
      <text:p text:style-name="P1"/>
      <text:p text:style-name="P1">Essas limitações do <text:s/>método são devidas principalmente a:</text:p>
      <text:p text:style-name="P1"/>
      <text:p text:style-name="P1"><text:s/>a. Coleta de dados: </text:p>
      <text:list xml:id="list1536225855" text:style-name="L7">
        <text:list-item>
          <text:p text:style-name="P26">Numero de Respondentes na pesquisa; embora o questionário tenha sido respondido por mais de um sujeito, há de se destacar que certamente estes manifestaram a sua opinião pessoal o que pode não coincidir com a percepção da empresa como um todo. Desta maneira, não é aconselhável fazer generalizações. Assim, novas pesquisas com maior profundidade são recomendadas dentro da empresa <text:s/>de modo a obter dados mais representativos em relação às praticas pesquisadas.</text:p>
          <text:p text:style-name="P26"/>
        </text:list-item>
      </text:list>
      <text:p text:style-name="P1">b. Validade das variáveis:</text:p>
      <text:list xml:id="list1825979998" text:style-name="L8">
        <text:list-item>
          <text:p text:style-name="P27">As variáveis foram escolhidas com base na literatura e tiveram como objetivo refletir as práticas organizacionais que orientam a empresa para a SI. Entretanto, não se pode garantir que a escolha destas variáveis foram a de melhor representatividade para a realidade Brasileira no sentido de caracterizar as relações testadas.</text:p>
        </text:list-item>
        <text:list-item>
          <text:p text:style-name="P27">Assim, recomenda-se um estudo mais profundo para testar a relação das variáveis com a estratégia empresarial e com resultados e ações da empresa para garantir a segurança da informação.</text:p>
        </text:list-item>
        <text:list-item>
          <text:p text:style-name="P27">Finalmente, devido à experiência profissional do pesquisador na área em questão, poderia ter ocorrido uma certa influência pessoal inconsciente na seleção e interpretação dos dados. Entretanto, isso pode ser superado devido ao rigor, conscientização e objetividade na busca da neutralidade científica.</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ymbol" svg:font-family="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pt" fo:country="BR"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orphans="2" fo:widows="2" style:writing-mode="lr-tb"/>
      <style:text-properties style:use-window-font-color="true" style:font-name="Times New Roman" fo:font-size="12pt" fo:language="en" fo:country="US"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style style:name="clearit" style:family="paragraph" style:parent-style-name="Standard"/>
    <style:style style:name="Default_20_Paragraph_20_Font" style:display-name="Default Paragraph Font" style:family="text"/>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9839in" fo:margin-bottom="0.9839in" fo:margin-left="1.1811in" fo:margin-right="1.1811in" style:writing-mode="lr-tb" style:layout-grid-color="#c0c0c0" style:layout-grid-lines="24701"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0518727</meta:initial-creator>
    <dc:creator>Bruno Coimbra</dc:creator>
    <meta:editing-cycles>19</meta:editing-cycles>
    <meta:creation-date>2009-11-03T21:25:00</meta:creation-date>
    <dc:date>2009-11-27T08:06:34</dc:date>
    <meta:editing-duration>PT01H46M20S</meta:editing-duration>
    <meta:generator>BrOffice.org/3.0$Unix OpenOffice.org_project/300m15$Build-9379</meta:generator>
    <meta:document-statistic meta:table-count="0" meta:image-count="0" meta:object-count="0" meta:page-count="10" meta:paragraph-count="144" meta:word-count="3544" meta:character-count="23200"/>
    <meta:user-defined meta:name="Informações 1"/>
    <meta:user-defined meta:name="Informações 2"/>
    <meta:user-defined meta:name="Informações 3"/>
    <meta:user-defined meta:name="Informações 4"/>
    <meta:template xlink:type="simple" xlink:actuate="onRequest" xlink:title="Normal.dotm" xlink:href=""/>
  </office:meta>
</office:document-meta>
</file>